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14D1DF41.png" manifest:media-type="image/png"/>
  <manifest:file-entry manifest:full-path="Pictures/100000010000041D000001DBD17CACA9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pitch="fixed"/>
    <style:font-face style:name="Liberation Sans" svg:font-family="'Liberation Sans'" style:font-adornments="Regular" style:font-family-generic="swiss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family-generic="roman" style:font-pitch="variable"/>
    <style:font-face style:name="Liberation Sans5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000000" draw:fill-color="#f0e6ff" draw:opacity="100%" draw:textarea-horizontal-align="right" draw:textarea-vertical-align="top" draw:auto-grow-height="false" fo:min-height="8.95cm" fo:min-width="6.74cm" draw:shadow-opacity="50%" loext:decorative="false"/>
    </style:style>
    <style:style style:name="gr4" style:family="graphic" style:parent-style-name="standard">
      <style:graphic-properties svg:stroke-color="#000000" draw:fill-color="#f0e6ff" draw:opacity="100%" draw:textarea-horizontal-align="right" draw:textarea-vertical-align="top" draw:auto-grow-height="false" fo:min-height="8.95cm" fo:min-width="10.206cm" draw:shadow-opacity="50%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5.698cm" fo:min-width="2.046cm" draw:shadow-opacity="50%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0.608cm" fo:min-width="1.4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608cm" fo:min-width="1.443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08cm" fo:min-width="1.444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marker-end="" draw:textarea-vertical-align="middle" loext:decorative="false"/>
    </style:style>
    <style:style style:name="gr10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5.64cm" fo:min-width="2.044cm" draw:shadow-opacity="50%" style:writing-mode="lr-tb" loext:decorative="false"/>
      <style:paragraph-properties style:writing-mode="lr-tb"/>
    </style:style>
    <style:style style:name="gr11" style:family="graphic" style:parent-style-name="standard">
      <style:graphic-properties draw:stroke="dash" draw:stroke-dash="Ultrafine_20_Dashed" svg:stroke-color="#000000" draw:fill-color="#f0e6ff" draw:textarea-horizontal-align="justify" draw:textarea-vertical-align="middle" draw:auto-grow-height="false" fo:min-height="0.608cm" fo:min-width="1.4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Ultrafine_20_Dashed" svg:stroke-color="#000000" draw:fill-color="#f0e6ff" draw:textarea-horizontal-align="justify" draw:textarea-vertical-align="middle" draw:auto-grow-height="false" fo:min-height="0.608cm" fo:min-width="1.443cm" style:writing-mode="lr-tb" loext:decorative="false"/>
      <style:paragraph-properties style:writing-mode="lr-tb"/>
    </style:style>
    <style:style style:name="gr1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608cm" fo:min-width="1.444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f0e6ff" draw:opacity="100%" draw:textarea-horizontal-align="right" draw:textarea-vertical-align="top" draw:auto-grow-height="false" fo:min-height="8.95cm" fo:min-width="6.74cm" draw:shadow-opacity="50%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5.636cm" fo:min-width="2.046cm" draw:shadow-opacity="50%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f0e6ff" draw:textarea-horizontal-align="justify" draw:textarea-vertical-align="middle" draw:auto-grow-height="false" fo:min-height="0.608cm" fo:min-width="1.45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-color="#f0e6ff" draw:textarea-horizontal-align="justify" draw:textarea-vertical-align="middle" draw:auto-grow-height="false" fo:min-height="0.608cm" fo:min-width="1.443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1.824cm" fo:wrap-option="no-wrap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ffffcc" draw:textarea-horizontal-align="justify" draw:textarea-vertical-align="middle" draw:auto-grow-height="false" fo:min-height="1.105cm" fo:min-width="1.824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2cm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draw:textarea-vertical-align="middle" draw:auto-grow-height="false" fo:min-height="1.676cm" fo:min-width="0cm" loext:decorative="false"/>
    </style:style>
    <style:style style:name="gr22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2.382cm" fo:wrap-option="no-wrap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-color="#ffffcc" draw:textarea-horizontal-align="justify" draw:textarea-vertical-align="middle" draw:auto-grow-height="false" fo:min-height="1.189cm" fo:min-width="3.095cm" fo:wrap-option="no-wrap" style:writing-mode="lr-tb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4.15cm" loext:decorative="false"/>
      <style:paragraph-properties style:writing-mode="lr-tb"/>
    </style:style>
    <style:style style:name="pr5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fo:min-height="14.321cm" loext:decorative="false"/>
      <style:paragraph-properties style:writing-mode="lr-tb"/>
    </style:style>
    <style:style style:name="pr7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8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master-outline1" style:list-style-name="L4">
      <style:graphic-properties fo:min-height="14.15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2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cm" fo:margin-bottom="0.4cm" fo:line-height="100%" fo:text-align="start"/>
    </style:style>
    <style:style style:name="P10" style:family="paragraph">
      <style:paragraph-properties fo:margin-top="0cm" fo:margin-bottom="0.2cm" fo:line-height="100%" fo:text-align="start"/>
    </style:style>
    <style:style style:name="P11" style:family="paragraph">
      <style:paragraph-properties fo:margin-top="0cm" fo:margin-bottom="0.5cm" fo:line-height="100%" fo:text-align="start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line-height="100%" fo:text-align="start"/>
    </style:style>
    <style:style style:name="P15" style:family="paragraph">
      <style:paragraph-properties fo:margin-left="0cm" fo:margin-right="0cm" fo:margin-top="0cm" fo:margin-bottom="0.2cm" fo:text-align="start" fo:text-indent="-0.1cm"/>
    </style:style>
    <style:style style:name="P16" style:family="paragraph">
      <loext:graphic-properties draw:fill-color="#ffffff"/>
      <style:paragraph-properties fo:margin-left="0cm" fo:margin-right="0cm" fo:margin-top="0cm" fo:margin-bottom="0.2cm" fo:text-align="start" fo:text-indent="-0.1cm"/>
      <style:text-properties fo:font-size="14pt" style:font-size-asian="14pt" style:font-size-complex="14pt"/>
    </style:style>
    <style:style style:name="P17" style:family="paragraph">
      <loext:graphic-properties draw:fill-color="#f0e6ff" draw:opacity="100%"/>
      <style:paragraph-properties fo:text-align="center"/>
      <style:text-properties fo:font-size="18pt" style:font-size-asian="18pt" style:font-size-complex="18pt"/>
    </style:style>
    <style:style style:name="P18" style:family="paragraph">
      <style:paragraph-properties fo:text-align="center" style:writing-mode="lr-tb"/>
      <style:text-properties fo:font-size="18pt" style:font-size-asian="18pt" style:font-size-complex="18pt"/>
    </style:style>
    <style:style style:name="P19" style:family="paragraph">
      <loext:graphic-properties draw:fill-color="#f0e6ff" draw:opacity="100%"/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-color="#cccccc" draw:opacity="100%" draw:fill-image-width="0cm" draw:fill-image-height="0cm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style:paragraph-properties fo:text-align="center" style:writing-mode="lr-tb"/>
      <style:text-properties fo:font-size="10pt" style:font-size-asian="10pt" style:font-size-complex="10pt"/>
    </style:style>
    <style:style style:name="P23" style:family="paragraph">
      <loext:graphic-properties draw:fill-color="#dddddd"/>
      <style:paragraph-properties fo:text-align="center" style:writing-mode="lr-tb"/>
      <style:text-properties fo:font-size="10pt" style:font-size-asian="10pt" style:font-size-complex="10pt"/>
    </style:style>
    <style:style style:name="P24" style:family="paragraph"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style:paragraph-properties fo:text-align="center"/>
    </style:style>
    <style:style style:name="P27" style:family="paragraph">
      <style:paragraph-properties fo:text-align="start" style:writing-mode="lr-tb"/>
      <style:text-properties fo:font-size="14pt" style:font-size-asian="14pt" style:font-size-complex="14pt"/>
    </style:style>
    <style:style style:name="P28" style:family="paragraph">
      <loext:graphic-properties draw:fill-color="#cccccc" draw:opacity="100%" draw:fill-image-width="0cm" draw:fill-image-height="0cm"/>
      <style:paragraph-properties fo:text-align="start" style:writing-mode="lr-tb"/>
      <style:text-properties fo:font-size="14pt" style:font-size-asian="14pt" style:font-size-complex="14pt"/>
    </style:style>
    <style:style style:name="P29" style:family="paragraph">
      <loext:graphic-properties draw:fill-color="#f0e6ff"/>
      <style:paragraph-properties fo:text-align="center" style:writing-mode="lr-tb"/>
      <style:text-properties fo:font-size="10pt" style:font-size-asian="10pt" style:font-size-complex="10pt"/>
    </style:style>
    <style:style style:name="P30" style:family="paragraph">
      <style:paragraph-properties fo:text-align="center" style:writing-mode="lr-tb"/>
      <style:text-properties fo:color="#666666" loext:opacity="100%" fo:font-size="12pt" style:font-size-asian="12pt" style:font-size-complex="12pt"/>
    </style:style>
    <style:style style:name="P31" style:family="paragraph">
      <loext:graphic-properties draw:fill-color="#ffffff"/>
      <style:paragraph-properties fo:text-align="center" style:writing-mode="lr-tb"/>
      <style:text-properties fo:color="#666666" loext:opacity="100%" fo:font-size="12pt" style:font-size-asian="12pt" style:font-size-complex="12pt"/>
    </style:style>
    <style:style style:name="P32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33" style:family="paragraph">
      <style:paragraph-properties fo:margin-left="0cm" fo:margin-right="0cm" fo:margin-top="0cm" fo:margin-bottom="0.2cm" fo:text-align="start" fo:text-indent="-0.6cm"/>
    </style:style>
    <style:style style:name="P34" style:family="paragraph">
      <style:paragraph-properties fo:margin-top="0cm" fo:margin-bottom="7.3cm" fo:line-height="100%" fo:text-align="start"/>
    </style:style>
    <style:style style:name="P35" style:family="paragraph">
      <loext:graphic-properties draw:fill="none" draw:fill-color="#ffffff"/>
      <style:paragraph-properties fo:text-align="start"/>
      <style:text-properties fo:font-size="32pt" style:font-size-asian="32pt" style:font-size-complex="32pt"/>
    </style:style>
    <style:style style:name="P36" style:family="paragraph">
      <loext:graphic-properties draw:fill="none"/>
      <style:paragraph-properties fo:text-align="center"/>
    </style:style>
    <style:style style:name="P37" style:family="paragraph">
      <style:paragraph-properties fo:margin-left="0cm" fo:margin-right="0cm" fo:margin-top="0cm" fo:margin-bottom="0.2cm" fo:text-indent="-0.1cm"/>
    </style:style>
    <style:style style:name="P38" style:family="paragraph">
      <loext:graphic-properties draw:fill-color="#ffffff"/>
      <style:paragraph-properties fo:margin-left="0cm" fo:margin-right="0cm" fo:margin-top="0cm" fo:margin-bottom="0.2cm" fo:text-align="justify" fo:text-indent="-0.1cm"/>
      <style:text-properties fo:font-size="14pt" style:font-size-asian="14pt" style:font-size-complex="14pt"/>
    </style:style>
    <style:style style:name="P39" style:family="paragraph">
      <loext:graphic-properties draw:fill="none"/>
      <style:paragraph-properties fo:text-align="start"/>
      <style:text-properties style:font-name="Liberation Mono" fo:font-size="18pt"/>
    </style:style>
    <style:style style:name="P40" style:family="paragraph">
      <style:paragraph-properties fo:margin-top="0cm" fo:margin-bottom="0.3cm" fo:line-height="100%" fo:text-align="start"/>
    </style:style>
    <style:style style:name="P41" style:family="paragraph">
      <style:paragraph-properties fo:margin-left="0cm" fo:margin-right="0cm" fo:margin-top="0cm" fo:margin-bottom="0.2cm" fo:line-height="100%" fo:text-align="start" fo:text-indent="-1.06cm"/>
    </style:style>
    <style:style style:name="P42" style:family="paragraph">
      <style:paragraph-properties fo:margin-left="0cm" fo:margin-right="0cm" fo:margin-top="0cm" fo:margin-bottom="0.2cm" fo:line-height="100%" fo:text-align="start" fo:text-indent="-1.06cm" loext:tab-stop-distance="0cm">
        <style:tab-stops/>
      </style:paragraph-properties>
    </style:style>
    <style:style style:name="P43" style:family="paragraph">
      <style:paragraph-properties fo:margin-top="0cm" fo:margin-bottom="0.4cm"/>
    </style:style>
    <style:style style:name="P44" style:family="paragraph">
      <style:paragraph-properties fo:margin-top="0cm" fo:margin-bottom="0.4cm"/>
      <style:text-properties fo:color="#000000" loext:opacity="100%" style:font-name="Liberation Serif1" fo:font-size="26pt" style:font-size-asian="26pt" style:font-size-complex="26pt"/>
    </style:style>
    <style:style style:name="P45" style:family="paragraph">
      <loext:graphic-properties draw:fill-color="#ffffff"/>
      <style:paragraph-properties fo:margin-left="0cm" fo:margin-right="0cm" fo:margin-top="0cm" fo:margin-bottom="0.2cm" fo:text-indent="0cm"/>
      <style:text-properties style:font-name="Liberation Serif" fo:font-size="18pt" style:font-size-asian="18pt" style:font-size-complex="18pt"/>
    </style:style>
    <style:style style:name="T1" style:family="text">
      <style:text-properties fo:color="#ffffff" loext:opacity="100%" style:font-name="Liberation Sans2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2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800000" loext:opacity="100%" fo:language="ru" fo:country="RU"/>
    </style:style>
    <style:style style:name="T12" style:family="text">
      <style:text-properties fo:language="be" fo:country="BY"/>
    </style:style>
    <style:style style:name="T13" style:family="text">
      <style:text-properties fo:font-size="28pt" fo:language="ru" fo:country="RU" style:font-size-asian="28pt" style:font-size-complex="28pt"/>
    </style:style>
    <style:style style:name="T14" style:family="text">
      <style:text-properties fo:font-size="22pt" fo:language="ru" fo:country="RU" style:font-size-asian="22pt" style:font-size-complex="22pt"/>
    </style:style>
    <style:style style:name="T15" style:family="text">
      <style:text-properties style:font-name="Liberation Mono" fo:font-size="18pt" fo:language="ru" fo:country="RU" style:font-size-asian="18pt" style:font-size-complex="18pt"/>
    </style:style>
    <style:style style:name="T16" style:family="text">
      <style:text-properties style:font-name="Liberation Serif1" fo:font-size="22pt" fo:language="ru" fo:country="RU" style:font-size-asian="22pt" style:font-size-complex="22pt"/>
    </style:style>
    <style:style style:name="T17" style:family="text">
      <style:text-properties style:font-name="Liberation Mono3" fo:font-size="18pt" fo:language="ru" fo:country="RU" style:font-size-asian="18pt" style:font-size-complex="18pt"/>
    </style:style>
    <style:style style:name="T18" style:family="text">
      <style:text-properties style:font-name="Liberation Serif" fo:font-size="22pt" fo:language="ru" fo:country="RU" style:font-size-asian="22pt" style:font-size-complex="22pt"/>
    </style:style>
    <style:style style:name="T19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000000" loext:opacity="100%" fo:font-size="14pt" fo:language="ru" fo:country="RU" style:text-underline-style="none" style:font-size-asian="14pt" style:font-size-complex="14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2pt" fo:language="ru" fo:country="RU" style:font-size-asian="12pt" style:font-size-complex="12pt"/>
    </style:style>
    <style:style style:name="T25" style:family="text">
      <style:text-properties fo:color="#666666" loext:opacity="100%" fo:font-size="12pt" fo:language="ru" fo:country="RU" style:font-size-asian="12pt" style:font-size-complex="12pt"/>
    </style:style>
    <style:style style:name="T26" style:family="text">
      <style:text-properties style:font-name="Liberation Serif" fo:font-size="28pt" fo:language="ru" fo:country="RU" style:font-size-asian="28pt" style:font-size-complex="28pt"/>
    </style:style>
    <style:style style:name="T27" style:family="text">
      <style:text-properties style:font-name="Liberation Mono3" fo:font-size="28pt" fo:language="ru" fo:country="RU" style:font-size-asian="28pt" style:font-size-complex="28pt"/>
    </style:style>
    <style:style style:name="T28" style:family="text">
      <style:text-properties style:font-name="Liberation Mono3" fo:font-size="32pt" fo:language="ru" fo:country="RU" style:font-size-asian="32pt" style:font-size-complex="32pt"/>
    </style:style>
    <style:style style:name="T29" style:family="text">
      <style:text-properties style:font-name="Liberation Mono" fo:font-size="18pt"/>
    </style:style>
    <style:style style:name="T30" style:family="text">
      <style:text-properties fo:color="#000000" loext:opacity="100%" style:font-name="Liberation Serif" fo:font-size="28pt" fo:language="ru" fo:country="RU" style:font-size-asian="28pt" style:font-size-complex="28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Mono2" fo:font-size="18pt" fo:language="ru" fo:country="RU" style:font-size-asian="18pt" style:font-size-complex="18pt"/>
    </style:style>
    <style:style style:name="T33" style:family="text">
      <style:text-properties fo:font-size="22pt" fo:language="ru" fo:country="RU" fo:font-style="italic" style:font-size-asian="22pt" style:font-style-asian="italic" style:font-size-complex="22pt" style:font-style-complex="italic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beration Sans5" fo:font-size="14pt" fo:language="ru" fo:country="RU" style:font-size-asian="14pt" style:font-size-complex="14pt"/>
    </style:style>
    <style:style style:name="T36" style:family="text">
      <style:text-properties fo:color="#000000" loext:opacity="100%" style:font-name="Liberation Sans5" fo:font-size="14pt" fo:language="ru" fo:country="RU" style:text-underline-style="solid" style:text-underline-width="auto" style:text-underline-color="font-color" style:font-size-asian="14pt" style:font-size-complex="14pt"/>
    </style:style>
    <style:style style:name="T37" style:family="text">
      <style:text-properties fo:color="#000000" loext:opacity="100%" style:font-name="Liberation Serif1" fo:font-size="26pt" fo:language="ru" fo:country="RU" style:font-size-asian="26pt" style:font-size-complex="26pt"/>
    </style:style>
    <style:style style:name="T38" style:family="text">
      <style:text-properties fo:color="#000000" loext:opacity="100%" style:font-name="Liberation Serif1" fo:font-size="26pt" fo:language="ru" fo:country="RU" fo:font-style="italic" style:font-size-asian="26pt" style:font-style-asian="italic" style:font-size-complex="26pt" style:font-style-complex="italic"/>
    </style:style>
    <style:style style:name="T39" style:family="text">
      <style:text-properties fo:color="#000000" loext:opacity="100%" style:font-name="Liberation Mono3" fo:font-size="22pt" fo:language="ru" fo:country="RU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Организация данных</text:span><text:span text:style-name="T2"><text:line-break/></text:span><text:span text:style-name="T2">Системный каталог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Алексей Бересне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10">Что такое системный каталог и как к нему обращаться</text:span></text:p>
              </text:list-item>
              <text:list-item>
                <text:p><text:span text:style-name="T10">Объекты системного каталога и их расположение</text:span></text:p>
              </text:list-item>
              <text:list-item>
                <text:p><text:span text:style-name="T10">Пр</text:span>авила <text:span text:style-name="T10">и</text:span>менования <text:span text:style-name="T10">об</text:span>ъектов</text:p>
              </text:list-item>
              <text:list-item>
                <text:p><text:span text:style-name="T10">Специальные типы данных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2">Системный каталог</text:span>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3">Набор таблиц и представлений,</text:span><text:span text:style-name="T13"><text:line-break/></text:span><text:span text:style-name="T13">описывающих все объекты кластера баз данных</text:span></text:p>
              </text:list-item>
              <text:list-item>
                <text:p text:style-name="P9"><text:span text:style-name="T13">Схемы</text:span></text:p>
                <text:list>
                  <text:list-item>
                    <text:p text:style-name="P10"><text:span text:style-name="T14">основная схема: </text:span><text:span text:style-name="T15">pg_catalog</text:span></text:p>
                  </text:list-item>
                  <text:list-item>
                    <text:p text:style-name="P11"><text:span text:style-name="T16">альтернативное представление: </text:span><text:span text:style-name="T17">information_schema</text:span><text:span text:style-name="T16"> (стандарт SQL)</text:span></text:p>
                  </text:list-item>
                </text:list>
              </text:list-item>
              <text:list-item>
                <text:p text:style-name="P9"><text:span text:style-name="T13">SQL-доступ</text:span></text:p>
                <text:list>
                  <text:list-item>
                    <text:p text:style-name="P12"><text:span text:style-name="T14">просмотр:</text:span><text:span text:style-name="T15"> SELECT</text:span></text:p>
                  </text:list-item>
                  <text:list-item>
                    <text:p text:style-name="P13"><text:span text:style-name="T14">изменение:</text:span><text:span text:style-name="T15"> CREATE</text:span><text:span text:style-name="T18">, </text:span><text:span text:style-name="T15">ALTER</text:span><text:span text:style-name="T18">, </text:span><text:span text:style-name="T15">DROP</text:span></text:p>
                  </text:list-item>
                </text:list>
              </text:list-item>
              <text:list-item>
                <text:p text:style-name="P9"><text:span text:style-name="T10">Доступ в psql</text:span></text:p>
                <text:list>
                  <text:list-item>
                    <text:p text:style-name="P14"><text:span text:style-name="T14">специальные команды для удобства просмотра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6" draw:layer="layout" svg:width="16.799cm" svg:height="14.321cm" svg:x="2.1cm" svg:y="14.107cm" presentation:class="notes" presentation:user-transformed="true">
            <draw:text-box>
              <text:p text:style-name="P15"><text:span text:style-name="T6">Системный каталог представляет собой набор таблиц и представлений с описанием всех объектов СУБД, «метаинформация» о содержимом кластера: </text:span><text:span text:style-name="T19"><text:a xlink:href="https://postgrespro.ru/docs/postgresql/16/catalogs" xlink:type="simple">https://postgrespro.ru/docs/postgresql/16/catalogs</text:a></text:span><text:span text:style-name="T19">​</text:span><text:span text:style-name="T6">. Начиная с 14-й версии PostgreSQL для большинства таблиц системного каталога добавлены первичные ключи и ограничения уникальности.</text:span></text:p>
              <text:p text:style-name="P15"><text:span text:style-name="T6">Для доступа к этой информации используются обычные запросы SQL. При помощи команд SELECT можно получить описание любых объектов, а при помощи команд DDL (Data Definition Language) можно добавлять и изменять объекты.</text:span></text:p>
              <text:p text:style-name="P15"><text:span text:style-name="T6">Все таблицы и представления системного каталога располагаются</text:span><text:span text:style-name="T6"><text:line-break/></text:span><text:span text:style-name="T6">в схеме pg_catalog. Существует и другая схема, предписанная стандартом SQL: information_schema. Она более стабильна и переносима, чем pg_catalog, но не отражает специфику PostgreSQL.</text:span></text:p>
              <text:p text:style-name="P15"><text:span text:style-name="T6">Клиентские программы могут читать содержимое системного каталога</text:span><text:span text:style-name="T6"><text:line-break/></text:span><text:span text:style-name="T6">и показывать его пользователю в удобном виде. Например, графические среды разработки и управления обычно изображают иерархический «навигатор» объектов.</text:span></text:p>
              <text:p text:style-name="P15"><text:span text:style-name="T6">Программа psql тоже предлагает ряд удобных встроенных команд для работы с системным каталогом. Как правило, эти команды начинаются на \d (от describe). Подробности об этих командах в документации:</text:span><text:span text:style-name="T6"><text:line-break/></text:span><text:span text:style-name="T19"><text:a xlink:href="https://postgrespro.ru/docs/postgresql/16/app-psql#APP-PSQL-META-COMMANDS" xlink:type="simple">https://postgrespro.ru/docs/postgresql/16/app-psql#APP-PSQL-META-COMMANDS</text:a></text:span></text:p>
              <text:p text:style-name="P15"><text:span text:style-name="T20">Н</text:span><text:span text:style-name="T6">аиболее часто используемые из них мы посмотрим в демонстрации.</text:span><text:span text:style-name="T6"><text:line-break/></text:span><text:span text:style-name="T6">В материалах курса есть файл catalogs.pdf со схемой основных таблиц системного каталога и команд psql для работы с ними.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custom-shape draw:style-name="gr3" draw:text-style-name="P17" draw:layer="layout" svg:width="7.24cm" svg:height="9.2cm" svg:x="16.304cm" svg:y="9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7" draw:layer="layout" svg:width="7.24cm" svg:height="9.2cm" svg:x="16.104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Общие объекты кластера</text:span></text:p>
          </draw:text-box>
        </draw:frame>
        <draw:custom-shape draw:style-name="gr4" draw:text-style-name="P19" draw:layer="layout" svg:width="10.706cm" svg:height="9.2cm" svg:x="4.104cm" svg:y="9.512cm">
          <text:p text:style-name="P18"><text:span text:style-name="T21">app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2.82cm" svg:height="6.222cm" svg:x="4.7cm" svg:y="11.938cm">
          <text:p text:style-name="P20"><text:span text:style-name="T22">pg_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1.95cm" svg:height="0.858cm" svg:x="11.274cm" svg:y="6.624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3" draw:layer="layout" svg:width="1.943cm" svg:height="0.858cm" svg:x="11.174cm" svg:y="6.524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5" xml:id="id2" draw:id="id2" draw:layer="layout" svg:width="1.944cm" svg:height="0.858cm" svg:x="11.074cm" svg:y="6.424cm">
          <text:p text:style-name="P24"><text:span text:style-name="T2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6" draw:layer="layout" draw:type="curve" svg:x1="5.988cm" svg:y1="12.924cm" svg:x2="11.074cm" svg:y2="6.853cm" draw:start-shape="id1" draw:start-glue-point="0" draw:end-shape="id2" draw:end-glue-point="3" svg:d="M5988 12924c0-4048 1695-6071 5086-6071" svg:viewBox="0 0 5087 6072">
          <text:p/>
        </draw:connector>
        <draw:custom-shape draw:style-name="gr10" draw:text-style-name="P28" draw:layer="layout" svg:width="2.818cm" svg:height="6.164cm" svg:x="8cm" svg:y="11.996cm">
          <text:p text:style-name="P27"><text:span text:style-name="T22">publ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9" draw:layer="layout" svg:width="1.95cm" svg:height="0.858cm" svg:x="5.216cm" svg:y="13.124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9" draw:layer="layout" svg:width="1.943cm" svg:height="0.858cm" svg:x="5.116cm" svg:y="13.024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1" xml:id="id1" draw:id="id1" draw:layer="layout" svg:width="1.944cm" svg:height="0.858cm" svg:x="5.016cm" svg:y="12.924cm">
          <text:p text:style-name="P30"><text:span text:style-name="T25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7.24cm" svg:height="9.2cm" svg:x="15.904cm" svg:y="9.508cm">
          <text:p text:style-name="P18"><text:span text:style-name="T21">postg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2.82cm" svg:height="6.222cm" svg:x="16.5cm" svg:y="11.938cm">
          <text:p text:style-name="P20"><text:span text:style-name="T22">pg_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8" draw:layer="layout" svg:width="2.82cm" svg:height="6.16cm" svg:x="19.7cm" svg:y="12cm">
          <text:p text:style-name="P27"><text:span text:style-name="T22">publ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9" draw:layer="layout" svg:width="1.95cm" svg:height="0.858cm" svg:x="5.217cm" svg:y="15.525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9" draw:layer="layout" svg:width="1.943cm" svg:height="0.858cm" svg:x="5.117cm" svg:y="15.425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5" draw:layer="layout" svg:width="1.944cm" svg:height="0.858cm" svg:x="5.017cm" svg:y="15.325cm">
          <text:p text:style-name="P24"><text:span text:style-name="T2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draw:layer="layout" svg:width="1.95cm" svg:height="0.858cm" svg:x="8.516cm" svg:y="13.125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9" draw:layer="layout" svg:width="1.943cm" svg:height="0.858cm" svg:x="8.416cm" svg:y="13.025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5" draw:layer="layout" svg:width="1.944cm" svg:height="0.858cm" svg:x="8.316cm" svg:y="12.925cm">
          <text:p text:style-name="P24"><text:span text:style-name="T2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draw:layer="layout" svg:width="1.95cm" svg:height="0.858cm" svg:x="8.516cm" svg:y="15.525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9" draw:layer="layout" svg:width="1.943cm" svg:height="0.858cm" svg:x="8.416cm" svg:y="15.425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5" draw:layer="layout" svg:width="1.944cm" svg:height="0.858cm" svg:x="8.316cm" svg:y="15.325cm">
          <text:p text:style-name="P24"><text:span text:style-name="T2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draw:layer="layout" svg:width="1.95cm" svg:height="0.858cm" svg:x="17.017cm" svg:y="15.525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9" draw:layer="layout" svg:width="1.943cm" svg:height="0.858cm" svg:x="16.917cm" svg:y="15.425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5" draw:layer="layout" svg:width="1.944cm" svg:height="0.858cm" svg:x="16.817cm" svg:y="15.325cm">
          <text:p text:style-name="P24"><text:span text:style-name="T2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9" draw:layer="layout" svg:width="1.95cm" svg:height="0.858cm" svg:x="17.016cm" svg:y="13.124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9" draw:layer="layout" svg:width="1.943cm" svg:height="0.858cm" svg:x="16.916cm" svg:y="13.024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1" xml:id="id3" draw:id="id3" draw:layer="layout" svg:width="1.944cm" svg:height="0.858cm" svg:x="16.816cm" svg:y="12.924cm">
          <text:p text:style-name="P30"><text:span text:style-name="T25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draw:layer="layout" svg:width="1.95cm" svg:height="0.858cm" svg:x="20.216cm" svg:y="13.125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9" draw:layer="layout" svg:width="1.943cm" svg:height="0.858cm" svg:x="20.116cm" svg:y="13.025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5" draw:layer="layout" svg:width="1.944cm" svg:height="0.858cm" svg:x="20.016cm" svg:y="12.925cm">
          <text:p text:style-name="P24"><text:span text:style-name="T2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draw:layer="layout" svg:width="1.95cm" svg:height="0.858cm" svg:x="20.216cm" svg:y="15.525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9" draw:layer="layout" svg:width="1.943cm" svg:height="0.858cm" svg:x="20.116cm" svg:y="15.425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5" draw:layer="layout" svg:width="1.944cm" svg:height="0.858cm" svg:x="20.016cm" svg:y="15.325cm">
          <text:p text:style-name="P24"><text:span text:style-name="T2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6" draw:layer="layout" draw:type="curve" svg:x1="17.788cm" svg:y1="12.924cm" svg:x2="13.018cm" svg:y2="6.853cm" draw:start-shape="id3" draw:start-glue-point="0" draw:end-shape="id2" draw:end-glue-point="1" svg:d="M17788 12924c0-4048-1590-6071-4770-6071" svg:viewBox="0 0 4771 6072">
          <text:p/>
        </draw:connector>
        <draw:custom-shape draw:style-name="gr18" draw:text-style-name="P32" draw:layer="layout" svg:width="3.302cm" svg:height="1.524cm" svg:x="1.27cm" svg:y="13.86cm">
          <text:p text:style-name="P24"><text:span text:style-name="T24">объекты</text:span></text:p>
          <text:p text:style-name="P24"><text:span text:style-name="T24">данной БД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16.621253406 26089.96721311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32" draw:layer="layout" svg:width="3.302cm" svg:height="1.925cm" svg:x="13.018cm" svg:y="4.018cm">
          <text:p text:style-name="P24"><text:span text:style-name="T24">общие</text:span></text:p>
          <text:p text:style-name="P24"><text:span text:style-name="T24">объекты</text:span></text:p>
          <text:p text:style-name="P24"><text:span text:style-name="T24">кластер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19.89100817439 26904.67289719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28" draw:layer="layout" svg:width="2.818cm" svg:height="6.164cm" svg:x="11.301cm" svg:y="11.997cm">
          <text:p text:style-name="P27"><text:span text:style-name="T6">схем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9" draw:layer="layout" svg:width="1.95cm" svg:height="0.858cm" svg:x="11.817cm" svg:y="13.126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9" draw:layer="layout" svg:width="1.943cm" svg:height="0.858cm" svg:x="11.717cm" svg:y="13.026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5" draw:layer="layout" svg:width="1.944cm" svg:height="0.858cm" svg:x="11.617cm" svg:y="12.926cm">
          <text:p text:style-name="P24"><text:span text:style-name="T2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draw:layer="layout" svg:width="1.95cm" svg:height="0.858cm" svg:x="11.817cm" svg:y="15.526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9" draw:layer="layout" svg:width="1.943cm" svg:height="0.858cm" svg:x="11.717cm" svg:y="15.426cm">
          <text:p text:style-name="P22"><text:span text:style-name="T2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5" draw:layer="layout" svg:width="1.944cm" svg:height="0.858cm" svg:x="11.617cm" svg:y="15.326cm">
          <text:p text:style-name="P24"><text:span text:style-name="T2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6">В каждой базе данных кластера создается свой набор таблиц системного каталога. Однако существует несколько объектов каталога, которые являются общими для всего кластера. Наиболее</text:span><text:span text:style-name="T22"> </text:span><text:span text:style-name="T6">очевидный</text:span><text:span text:style-name="T22"> </text:span><text:span text:style-name="T6">пример</text:span><text:span text:style-name="T22"> — </text:span><text:span text:style-name="T6">список</text:span><text:span text:style-name="T22"> </text:span><text:span text:style-name="T6">самих</text:span><text:span text:style-name="T22"> </text:span><text:span text:style-name="T6">баз</text:span><text:span text:style-name="T22"> </text:span><text:span text:style-name="T6">данных.</text:span></text:p>
              <text:p text:style-name="P33"><text:span text:style-name="T6">Эти таблицы хранятся вне какой-либо базы данных, но при этом одинаково видны из каждой БД.</text:span></text:p>
              <text:p text:style-name="P33"><text:span text:style-name="T6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2">Правила именования</text:span>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4"><text:span text:style-name="T13">Префиксы имен объектов (таблиц, представлений)</text:span><text:span text:style-name="T13"><text:line-break/></text:span><text:span text:style-name="T13">и столбцов</text:span></text:p>
              </text:list-item>
              <text:list-item>
                <text:p text:style-name="P14"><text:span text:style-name="T26">Названия объектов всегда хранятся в нижнем регистре</text:span></text:p>
                <text:p text:style-name="P14"><text:span text:style-name="T27"/></text:p>
              </text:list-item>
            </text:list>
          </draw:text-box>
        </draw:frame>
        <draw:frame draw:style-name="gr20" draw:text-style-name="P35" draw:layer="layout" svg:width="13.462cm" svg:height="1.57cm" svg:x="3.142cm" svg:y="7.852cm">
          <draw:text-box>
            <text:p text:style-name="P1"><text:span text:style-name="T28">pg_database.datname</text:span></text:p>
          </draw:text-box>
        </draw:frame>
        <draw:custom-shape draw:style-name="gr21" draw:text-style-name="P36" draw:layer="layout" svg:width="0.354cm" svg:height="2.032cm" draw:transform="rotate (1.5707963267949) translate (3.404cm 9.6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36" draw:layer="layout" svg:width="0.354cm" svg:height="2.032cm" draw:transform="rotate (1.5707963267949) translate (11.505cm 9.6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" draw:text-style-name="P32" draw:layer="layout" svg:width="4.094cm" svg:height="1.524cm" svg:x="3.01cm" svg:y="10.354cm">
          <text:p text:style-name="P24"><text:span text:style-name="T24">общий префикс</text:span></text:p>
          <text:p text:style-name="P24"><text:span text:style-name="T24">всех объектов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500.65934065934 -9164.065573770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32" draw:layer="layout" svg:width="5.107cm" svg:height="2.043cm" svg:x="12.511cm" svg:y="10.327cm">
          <text:p text:style-name="P24"><text:span text:style-name="T24">префикс столбцов</text:span></text:p>
          <text:p text:style-name="P24"><text:span text:style-name="T24">(обычно повторяет</text:span></text:p>
          <text:p text:style-name="P24"><text:span text:style-name="T24">имя объекта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7.149569303054 -6710.371819960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8" draw:layer="layout" svg:width="16.799cm" svg:height="13.364cm" svg:x="2.1cm" svg:y="14.107cm" presentation:class="notes" presentation:user-transformed="true">
            <draw:text-box>
              <text:p text:style-name="P37"><text:span text:style-name="T6">Все таблицы и представления системного каталога начинаются</text:span><text:span text:style-name="T6"><text:line-break/></text:span><text:span text:style-name="T6">с префикса «pg_». Для предотвращения потенциальных конфликтов,</text:span><text:span text:style-name="T6"><text:line-break/></text:span><text:span text:style-name="T6">не рекомендуется создавать собственные объекты, начинающиеся</text:span><text:span text:style-name="T6"><text:line-break/></text:span><text:span text:style-name="T6">с «pg_».</text:span></text:p>
              <text:p text:style-name="P37"><text:span text:style-name="T6">Названия столбцов имеют трехбуквенный префикс, который, как правило, соответствует имени таблицы. После префикса нет знака подчеркивания. Имеются некоторые исключения из этого правила, например, столбец oid и другие.</text:span></text:p>
              <text:p text:style-name="P37"><text:span text:style-name="T6">Названия объектов хранятся в нижнем регистре.</text:span></text:p>
              <text:p text:style-name="P37"><text:span text:style-name="T6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4" draw:layer="layout" svg:width="25.6cm" svg:height="14.4cm" svg:x="1.2cm" svg:y="4.8cm" presentation:class="outline" presentation:placeholder="true" presentation:user-transformed="true">
          <draw:text-box/>
        </draw:frame>
        <draw:frame draw:style-name="gr24" draw:text-style-name="P3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9"/></text:p>
            <text:p text:style-name="P1"><text:span text:style-name="T29"/></text:p>
            <text:p text:style-name="P1"><text:span text:style-name="T29"/></text:p>
            <text:p text:style-name="P1"><text:span text:style-name="T29"><text:s text:c="11"/></text:span><text:span text:style-name="T29">$ psql</text:span></text:p>
            <text:p text:style-name="P1"><text:span text:style-name="T29"><text:s text:c="11"/></text:span><text:span text:style-name="T2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2">Специальные типы данных</text:span></text:p>
          </draw:text-box>
        </draw:frame>
        <draw:frame presentation:style-name="pr4" draw:text-style-name="P13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30">Тип oid — идентификатор объекта</text:span></text:p>
                <text:list>
                  <text:list-item>
                    <text:p text:style-name="P40"><text:span text:style-name="T31">столбец </text:span><text:span text:style-name="T32">oid</text:span><text:span text:style-name="T14"> обеспечивает уникальность в таблицах системного каталога</text:span></text:p>
                  </text:list-item>
                  <text:list-item>
                    <text:p text:style-name="P11"><text:span text:style-name="T14">целочисленный тип данных с автоинкрементом</text:span></text:p>
                  </text:list-item>
                </text:list>
              </text:list-item>
              <text:list-item>
                <text:p text:style-name="P9"><text:span text:style-name="T26">Типы reg*</text:span></text:p>
                <text:list>
                  <text:list-item>
                    <text:p text:style-name="P40"><text:span text:style-name="T14">псевдонимы </text:span><text:span text:style-name="T32">oid</text:span><text:span text:style-name="T14"> для </text:span><text:span text:style-name="T33">некоторых</text:span><text:span text:style-name="T14"> таблиц системного каталога</text:span><text:span text:style-name="T14"><text:line-break/></text:span><text:span text:style-name="T14">(</text:span><text:span text:style-name="T17">regclass</text:span><text:span text:style-name="T14"> для </text:span><text:span text:style-name="T17">pg_class</text:span><text:span text:style-name="T14"> и т. п.)</text:span></text:p>
                  </text:list-item>
                  <text:list-item>
                    <text:p text:style-name="P14"><text:span text:style-name="T31">приведение текстового имени объекта к типу </text:span><text:span text:style-name="T32">oid</text:span><text:span text:style-name="T14"> и обратн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8" draw:layer="layout" svg:width="16.799cm" svg:height="13.364cm" svg:x="2.1cm" svg:y="14.207cm" presentation:class="notes" presentation:user-transformed="true">
            <draw:text-box>
              <text:p text:style-name="P41"><text:span text:style-name="T34">Большинство таблиц системного каталога используют в качестве первичного ключа столбец с именем oid и одноименным типом данных.</text:span></text:p>
              <text:p text:style-name="P41"><text:span text:style-name="T34">Тип oid </text:span><text:span text:style-name="T35">(object identifier) представляет собой целочисленный тип данных с разрядностью 32 бита (около 4 млрд. значений) и автоинкрементом. </text:span></text:p>
              <text:p text:style-name="P41"><text:span text:style-name="T35">Существует несколько специальных типов данных (фактически псевдонимов oid), начинающихся на «reg», которые позволяют преобразовывать имена объектов в oid и обратно.</text:span></text:p>
              <text:p text:style-name="P42"><text:span text:style-name="T36"><text:a xlink:href="https://postgrespro.ru/docs/postgresql/16/datatype-oid" xlink:type="simple">https://postgrespro.ru/docs/postgresql/16/datatype-oid</text:a>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4" draw:layer="layout" svg:width="25.6cm" svg:height="14.4cm" svg:x="1.2cm" svg:y="4.8cm" presentation:class="outline" presentation:placeholder="true" presentation:user-transformed="true">
          <draw:text-box/>
        </draw:frame>
        <draw:frame draw:style-name="gr24" draw:text-style-name="P3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9"/></text:p>
            <text:p text:style-name="P1"><text:span text:style-name="T29"/></text:p>
            <text:p text:style-name="P1"><text:span text:style-name="T29"/></text:p>
            <text:p text:style-name="P1"><text:span text:style-name="T29"><text:s text:c="11"/></text:span><text:span text:style-name="T29">$ psql</text:span></text:p>
            <text:p text:style-name="P1"><text:span text:style-name="T29"><text:s text:c="11"/></text:span><text:span text:style-name="T2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10">Системный каталог — метаинформация о кластере</text:span><text:span text:style-name="T10"><text:line-break/></text:span><text:span text:style-name="T10">в самом кластере</text:span></text:p>
              </text:list-item>
              <text:list-item>
                <text:p><text:span text:style-name="T10">SQL-доступ и дополнительные команды psql</text:span></text:p>
              </text:list-item>
              <text:list-item>
                <text:p><text:span text:style-name="T10">Часть таблиц системного каталога хранится в базах данных,</text:span><text:span text:style-name="T10"><text:line-break/></text:span><text:span text:style-name="T10">часть — общая для всего кластера</text:span></text:p>
              </text:list-item>
              <text:list-item>
                <text:p><text:span text:style-name="T10">Системный каталог использует специальные типы данных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9" draw:text-style-name="P44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43"><text:span text:style-name="T37">Получите описание таблицы pg_class.</text:span></text:p>
              </text:list-item>
              <text:list-item>
                <text:p text:style-name="P43"><text:span text:style-name="T37">Получите </text:span><text:span text:style-name="T38">подробное</text:span><text:span text:style-name="T37"> описание представления pg_tables.</text:span></text:p>
              </text:list-item>
            </text:list>
            <text:list text:style-name="L5">
              <text:list-item>
                <text:p text:style-name="P43"><text:span text:style-name="T37">Создайте базу данных и временную таблицу в ней.</text:span><text:span text:style-name="T37"><text:line-break/></text:span><text:span text:style-name="T37">Получите полный список схем в базе, включая системные.</text:span></text:p>
              </text:list-item>
              <text:list-item>
                <text:p text:style-name="P43"><text:span text:style-name="T37">Получите список представлений в схеме information_schema.</text:span></text:p>
              </text:list-item>
            </text:list>
            <text:list text:style-name="L4">
              <text:list-item>
                <text:p text:style-name="P43"><text:span text:style-name="T37">Какие запросы выполняет следующая команда psql?</text:span><text:span text:style-name="T37"><text:line-break/></text:span><text:span text:style-name="T39">\d+ pg_view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pitch="fixed"/>
    <style:font-face style:name="Liberation Sans" svg:font-family="'Liberation Sans'" style:font-adornments="Regular" style:font-family-generic="swiss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family-generic="roman" style:font-pitch="variable"/>
    <style:font-face style:name="Liberation Sans5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cm" fo:margin-right="0cm" fo:margin-top="0cm" fo:margin-bottom="0.20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14D1DF41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D17CACA9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4DT5H47M41S</meta:editing-duration>
    <meta:editing-cycles>1098</meta:editing-cycles>
    <meta:generator>LibreOffice/24.8.3.2$Linux_X86_64 LibreOffice_project/480$Build-2</meta:generator>
    <dc:date>2025-01-22T11:43:03.978073730</dc:date>
    <meta:document-statistic meta:object-count="124"/>
    <meta:template xlink:type="simple" xlink:actuate="onRequest" xlink:title="master" xlink:href="../../../../../tmp/DBA1/master.otp" meta:date="2015-06-01T16:50:20.490561969"/>
  </office:meta>
</office:document-meta>
</file>